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Bitstream Vera Sans1" svg:font-family="'Bitstream Vera Sans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Bitstream Vera Sans2" svg:font-family="'Bitstream Vera San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5.921cm" fo:margin-left="0.009cm" fo:margin-top="0cm" fo:margin-bottom="0cm" table:align="left" style:may-break-between-rows="true" style:writing-mode="lr-tb" table:border-model="collapsing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2.91cm"/>
    </style:style>
    <style:style style:name="Table1.C" style:family="table-column">
      <style:table-column-properties style:column-width="9.51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5.505cm" fo:margin-left="0.009cm" fo:margin-top="0cm" fo:margin-bottom="0cm" table:align="left" style:may-break-between-rows="true" style:writing-mode="lr-tb" table:border-model="collapsing"/>
    </style:style>
    <style:style style:name="Table2.A" style:family="table-column">
      <style:table-column-properties style:column-width="3.096cm"/>
    </style:style>
    <style:style style:name="Table2.B" style:family="table-column">
      <style:table-column-properties style:column-width="3.016cm"/>
    </style:style>
    <style:style style:name="Table2.C" style:family="table-column">
      <style:table-column-properties style:column-width="9.393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2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5.921cm" table:align="margins" style:writing-mode="lr-tb"/>
    </style:style>
    <style:style style:name="Table5.A" style:family="table-column">
      <style:table-column-properties style:column-width="3.993cm" style:rel-column-width="16438*"/>
    </style:style>
    <style:style style:name="Table5.B" style:family="table-column">
      <style:table-column-properties style:column-width="11.927cm" style:rel-column-width="49097*"/>
    </style:style>
    <style:style style:name="Table5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5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5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5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5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5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5.903cm" fo:margin-left="0.009cm" fo:margin-top="0cm" fo:margin-bottom="0cm" table:align="left" style:may-break-between-rows="true" style:writing-mode="lr-tb" table:border-model="collapsing"/>
    </style:style>
    <style:style style:name="Table3.A" style:family="table-column">
      <style:table-column-properties style:column-width="2.489cm"/>
    </style:style>
    <style:style style:name="Table3.B" style:family="table-column">
      <style:table-column-properties style:column-width="13.41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" style:family="table">
      <style:table-properties style:width="15.921cm" table:align="margins" style:may-break-between-rows="true" style:writing-mode="lr-tb" table:border-model="collapsing"/>
    </style:style>
    <style:style style:name="Table4.A" style:family="table-column">
      <style:table-column-properties style:column-width="2.91cm" style:rel-column-width="11981*"/>
    </style:style>
    <style:style style:name="Table4.B" style:family="table-column">
      <style:table-column-properties style:column-width="13.01cm" style:rel-column-width="53554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15.921cm" table:align="margins" style:writing-mode="lr-tb"/>
    </style:style>
    <style:style style:name="Table9.A" style:family="table-column">
      <style:table-column-properties style:column-width="2.598cm" style:rel-column-width="10694*"/>
    </style:style>
    <style:style style:name="Table9.B" style:family="table-column">
      <style:table-column-properties style:column-width="13.323cm" style:rel-column-width="54841*"/>
    </style:style>
    <style:style style:name="Table9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9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9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9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9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9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9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0" style:family="table">
      <style:table-properties style:width="15.921cm" table:align="margins" style:writing-mode="lr-tb"/>
    </style:style>
    <style:style style:name="Table10.A" style:family="table-column">
      <style:table-column-properties style:column-width="2.189cm" style:rel-column-width="9010*"/>
    </style:style>
    <style:style style:name="Table10.B" style:family="table-column">
      <style:table-column-properties style:column-width="13.732cm" style:rel-column-width="56525*"/>
    </style:style>
    <style:style style:name="Table10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B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10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6" style:family="table">
      <style:table-properties style:width="15.921cm" table:align="margins" style:writing-mode="lr-tb"/>
    </style:style>
    <style:style style:name="Table6.A" style:family="table-column">
      <style:table-column-properties style:column-width="4.69cm" style:rel-column-width="19306*"/>
    </style:style>
    <style:style style:name="Table6.B" style:family="table-column">
      <style:table-column-properties style:column-width="4.016cm" style:rel-column-width="16532*"/>
    </style:style>
    <style:style style:name="Table6.C" style:family="table-column">
      <style:table-column-properties style:column-width="7.214cm" style:rel-column-width="29697*"/>
    </style:style>
    <style:style style:name="Table6.A1" style:family="table-cell">
      <style:table-cell-properties style:vertical-align="middle"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C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6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6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6.A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6.B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6.C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6.A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6.B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6.C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6.A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6.B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6.C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6.A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6.B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6.C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6.A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6.B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6.C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6.A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6.B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6.C8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6.A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6.B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6.C9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6.A1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6.B1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6.C10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6.A1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6.B1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6.C11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6.A1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6.B1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6.C1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6.A1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6.B1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6.C1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15.921cm" table:align="margins" style:writing-mode="lr-tb"/>
    </style:style>
    <style:style style:name="Table8.A" style:family="table-column">
      <style:table-column-properties style:column-width="1.997cm" style:rel-column-width="8219*"/>
    </style:style>
    <style:style style:name="Table8.B" style:family="table-column">
      <style:table-column-properties style:column-width="13.924cm" style:rel-column-width="57316*"/>
    </style:style>
    <style:style style:name="Table8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8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8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8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8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8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8.B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15.921cm" table:align="margins" style:writing-mode="lr-tb"/>
    </style:style>
    <style:style style:name="Table7.A" style:family="table-column">
      <style:table-column-properties style:column-width="1.997cm" style:rel-column-width="8219*"/>
    </style:style>
    <style:style style:name="Table7.B" style:family="table-column">
      <style:table-column-properties style:column-width="4.113cm" style:rel-column-width="16931*"/>
    </style:style>
    <style:style style:name="Table7.C" style:family="table-column">
      <style:table-column-properties style:column-width="9.811cm" style:rel-column-width="40385*"/>
    </style:style>
    <style:style style:name="Table7.A1" style:family="table-cell">
      <style:table-cell-properties fo:background-color="#2a60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C1" style:family="table-cell">
      <style:table-cell-properties fo:background-color="#2a6099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none" fo:border-top="none" fo:border-bottom="0.5pt solid #000000"/>
    </style:style>
    <style:style style:name="Table7.C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none" fo:border-top="none" fo:border-bottom="0.5pt solid #000000"/>
    </style:style>
    <style:style style:name="Table7.C3" style:family="table-cell">
      <style:table-cell-properties fo:padding="0.097cm" fo:border-left="0.5pt solid #000000" fo:border-right="0.5pt solid #000000" fo:border-top="none" fo:border-bottom="0.5pt solid #000000"/>
    </style:style>
    <style:style style:name="Table7.A4" style:family="table-cell">
      <style:table-cell-properties fo:padding="0.097cm" fo:border-left="0.5pt solid #000000" fo:border-right="none" fo:border-top="none" fo:border-bottom="0.5pt solid #000000"/>
    </style:style>
    <style:style style:name="Table7.B4" style:family="table-cell">
      <style:table-cell-properties fo:padding="0.097cm" fo:border-left="0.5pt solid #000000" fo:border-right="none" fo:border-top="none" fo:border-bottom="0.5pt solid #000000"/>
    </style:style>
    <style:style style:name="Table7.C4" style:family="table-cell">
      <style:table-cell-properties fo:padding="0.097cm" fo:border-left="0.5pt solid #000000" fo:border-right="0.5pt solid #000000" fo:border-top="none" fo:border-bottom="0.5pt solid #000000"/>
    </style:style>
    <style:style style:name="Table7.A5" style:family="table-cell">
      <style:table-cell-properties fo:padding="0.097cm" fo:border-left="0.5pt solid #000000" fo:border-right="none" fo:border-top="none" fo:border-bottom="0.5pt solid #000000"/>
    </style:style>
    <style:style style:name="Table7.B5" style:family="table-cell">
      <style:table-cell-properties fo:padding="0.097cm" fo:border-left="0.5pt solid #000000" fo:border-right="none" fo:border-top="none" fo:border-bottom="0.5pt solid #000000"/>
    </style:style>
    <style:style style:name="Table7.C5" style:family="table-cell">
      <style:table-cell-properties fo:padding="0.097cm" fo:border-left="0.5pt solid #000000" fo:border-right="0.5pt solid #000000" fo:border-top="none" fo:border-bottom="0.5pt solid #000000"/>
    </style:style>
    <style:style style:name="Table7.A6" style:family="table-cell">
      <style:table-cell-properties fo:padding="0.097cm" fo:border-left="0.5pt solid #000000" fo:border-right="none" fo:border-top="none" fo:border-bottom="0.5pt solid #000000"/>
    </style:style>
    <style:style style:name="Table7.B6" style:family="table-cell">
      <style:table-cell-properties fo:padding="0.097cm" fo:border-left="0.5pt solid #000000" fo:border-right="none" fo:border-top="none" fo:border-bottom="0.5pt solid #000000"/>
    </style:style>
    <style:style style:name="Table7.C6" style:family="table-cell">
      <style:table-cell-properties fo:padding="0.097cm" fo:border-left="0.5pt solid #000000" fo:border-right="0.5pt solid #000000" fo:border-top="none" fo:border-bottom="0.5pt solid #000000"/>
    </style:style>
    <style:style style:name="Table7.A7" style:family="table-cell">
      <style:table-cell-properties fo:padding="0.097cm" fo:border-left="0.5pt solid #000000" fo:border-right="none" fo:border-top="none" fo:border-bottom="0.5pt solid #000000"/>
    </style:style>
    <style:style style:name="Table7.B7" style:family="table-cell">
      <style:table-cell-properties fo:padding="0.097cm" fo:border-left="0.5pt solid #000000" fo:border-right="none" fo:border-top="none" fo:border-bottom="0.5pt solid #000000"/>
    </style:style>
    <style:style style:name="Table7.C7" style:family="table-cell">
      <style:table-cell-properties fo:padding="0.097cm" fo:border-left="0.5pt solid #000000" fo:border-right="0.5pt solid #000000" fo:border-top="none" fo:border-bottom="0.5pt solid #000000"/>
    </style:style>
    <style:style style:name="Table7.A8" style:family="table-cell">
      <style:table-cell-properties fo:padding="0.097cm" fo:border-left="0.5pt solid #000000" fo:border-right="none" fo:border-top="none" fo:border-bottom="0.5pt solid #000000"/>
    </style:style>
    <style:style style:name="Table7.B8" style:family="table-cell">
      <style:table-cell-properties fo:padding="0.097cm" fo:border-left="0.5pt solid #000000" fo:border-right="none" fo:border-top="none" fo:border-bottom="0.5pt solid #000000"/>
    </style:style>
    <style:style style:name="Table7.C8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paragraph-rsid="0028307c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fo:font-style="italic" officeooo:rsid="00498c80" officeooo:paragraph-rsid="00498c80" style:font-style-asian="italic" style:font-style-complex="italic"/>
    </style:style>
    <style:style style:name="P5" style:family="paragraph" style:parent-style-name="Standard">
      <style:text-properties fo:font-style="normal" officeooo:rsid="00498c80" officeooo:paragraph-rsid="00498c80" style:font-style-asian="normal" style:font-style-complex="normal"/>
    </style:style>
    <style:style style:name="P6" style:family="paragraph" style:parent-style-name="Standard">
      <style:text-properties style:font-name="Bitstream Vera Sans" fo:font-style="normal" officeooo:rsid="00448294" officeooo:paragraph-rsid="00448294" style:font-style-asian="normal" style:font-style-complex="normal"/>
    </style:style>
    <style:style style:name="P7" style:family="paragraph" style:parent-style-name="Standard">
      <style:text-properties officeooo:paragraph-rsid="00498c80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ubtitle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28307c"/>
    </style:style>
    <style:style style:name="P13" style:family="paragraph" style:parent-style-name="Table_20_Contents">
      <style:text-properties officeooo:paragraph-rsid="0028307c"/>
    </style:style>
    <style:style style:name="P14" style:family="paragraph" style:parent-style-name="Table_20_Contents">
      <style:paragraph-properties fo:text-align="center" style:justify-single-word="false"/>
      <style:text-properties officeooo:rsid="0041ee44" officeooo:paragraph-rsid="0041ee44"/>
    </style:style>
    <style:style style:name="P15" style:family="paragraph" style:parent-style-name="Table_20_Contents">
      <style:text-properties officeooo:rsid="0041ee44" officeooo:paragraph-rsid="0041ee44"/>
    </style:style>
    <style:style style:name="P16" style:family="paragraph" style:parent-style-name="Table_20_Contents">
      <style:paragraph-properties fo:text-align="center" style:justify-single-word="false"/>
      <style:text-properties style:font-name="Bitstream Vera Sans1" officeooo:rsid="0041ee44" officeooo:paragraph-rsid="0041ee44" style:font-name-asian="Bitstream Vera Sans2" style:font-name-complex="Bitstream Vera Sans2"/>
    </style:style>
    <style:style style:name="P17" style:family="paragraph" style:parent-style-name="Table_20_Contents">
      <style:text-properties style:font-name="Bitstream Vera Sans1" officeooo:rsid="0041ee44" officeooo:paragraph-rsid="0041ee44" style:font-name-asian="Bitstream Vera Sans2" style:font-name-complex="Bitstream Vera Sans2"/>
    </style:style>
    <style:style style:name="P18" style:family="paragraph" style:parent-style-name="Table_20_Contents">
      <style:text-properties style:font-name="Bitstream Vera Sans1" officeooo:rsid="0052fc14" officeooo:paragraph-rsid="0052fc14" style:font-name-asian="Bitstream Vera Sans2" style:font-name-complex="Bitstream Vera Sans2"/>
    </style:style>
    <style:style style:name="P19" style:family="paragraph" style:parent-style-name="Table_20_Contents">
      <style:text-properties style:font-name="Bitstream Vera Sans1" officeooo:rsid="005c7793" officeooo:paragraph-rsid="005c7793" style:font-name-asian="Bitstream Vera Sans2" style:font-name-complex="Bitstream Vera Sans2"/>
    </style:style>
    <style:style style:name="P20" style:family="paragraph" style:parent-style-name="Table_20_Contents">
      <style:text-properties officeooo:rsid="0043e734" officeooo:paragraph-rsid="0043e734"/>
    </style:style>
    <style:style style:name="P21" style:family="paragraph" style:parent-style-name="Table_20_Contents">
      <style:text-properties officeooo:rsid="004636d0" officeooo:paragraph-rsid="004636d0"/>
    </style:style>
    <style:style style:name="P22" style:family="paragraph" style:parent-style-name="Table_20_Contents">
      <style:paragraph-properties fo:text-align="center" style:justify-single-word="false"/>
      <style:text-properties officeooo:rsid="004636d0" officeooo:paragraph-rsid="004636d0"/>
    </style:style>
    <style:style style:name="P23" style:family="paragraph" style:parent-style-name="Table_20_Contents">
      <style:text-properties officeooo:rsid="004cf633" officeooo:paragraph-rsid="004cf633"/>
    </style:style>
    <style:style style:name="P24" style:family="paragraph" style:parent-style-name="Table_20_Contents">
      <style:paragraph-properties fo:text-align="center" style:justify-single-word="false"/>
      <style:text-properties officeooo:rsid="004cf633" officeooo:paragraph-rsid="004cf633"/>
    </style:style>
    <style:style style:name="P25" style:family="paragraph" style:parent-style-name="Table_20_Contents">
      <style:text-properties officeooo:rsid="0052fc14" officeooo:paragraph-rsid="004cf633"/>
    </style:style>
    <style:style style:name="P26" style:family="paragraph" style:parent-style-name="Table_20_Contents">
      <style:paragraph-properties fo:text-align="center" style:justify-single-word="false"/>
      <style:text-properties officeooo:rsid="004e992c" officeooo:paragraph-rsid="004cf633"/>
    </style:style>
    <style:style style:name="P27" style:family="paragraph" style:parent-style-name="Table_20_Contents">
      <style:paragraph-properties fo:text-align="center" style:justify-single-word="false"/>
      <style:text-properties officeooo:rsid="005c7793" officeooo:paragraph-rsid="005c7793"/>
    </style:style>
    <style:style style:name="P28" style:family="paragraph" style:parent-style-name="Heading_20_1">
      <style:text-properties officeooo:rsid="001fcecc" officeooo:paragraph-rsid="001fcecc"/>
    </style:style>
    <style:style style:name="P29" style:family="paragraph" style:parent-style-name="Heading_20_1">
      <style:text-properties officeooo:rsid="0017adab" officeooo:paragraph-rsid="0017adab"/>
    </style:style>
    <style:style style:name="P30" style:family="paragraph" style:parent-style-name="Standard_20__28_user_29_">
      <style:text-properties officeooo:rsid="001fcecc" officeooo:paragraph-rsid="001fcecc"/>
    </style:style>
    <style:style style:name="P31" style:family="paragraph" style:parent-style-name="Standard_20__28_user_29_">
      <style:text-properties style:font-name="Bitstream Vera Sans1" officeooo:rsid="002539f8" officeooo:paragraph-rsid="0027294f" style:font-name-asian="Bitstream Vera Sans2" style:font-name-complex="Bitstream Vera Sans2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  <style:text-properties officeooo:paragraph-rsid="0028307c"/>
    </style:style>
    <style:style style:name="P34" style:family="paragraph" style:parent-style-name="Table_20_Heading">
      <style:text-properties officeooo:paragraph-rsid="0028307c"/>
    </style:style>
    <style:style style:name="P35" style:family="paragraph" style:parent-style-name="Title" style:master-page-name="Standard">
      <style:paragraph-properties fo:text-align="center" style:justify-single-word="false" style:page-number="auto"/>
    </style:style>
    <style:style style:name="P36" style:family="paragraph" style:parent-style-name="Table_20_Contents">
      <style:paragraph-properties fo:text-align="center" style:justify-single-word="false"/>
      <style:text-properties officeooo:paragraph-rsid="0041ee44"/>
    </style:style>
    <style:style style:name="T1" style:family="text">
      <style:text-properties style:font-name="Bitstream Vera Sans1" style:font-name-asian="Bitstream Vera Sans2" style:font-name-complex="Bitstream Vera Sans2"/>
    </style:style>
    <style:style style:name="T2" style:family="text">
      <style:text-properties style:font-name="Bitstream Vera Sans1" officeooo:rsid="004099c9" style:font-name-asian="Bitstream Vera Sans2" style:font-name-complex="Bitstream Vera Sans2"/>
    </style:style>
    <style:style style:name="T3" style:family="text">
      <style:text-properties style:font-name="Bitstream Vera Sans1" officeooo:rsid="004d8096" style:font-name-asian="Bitstream Vera Sans2" style:font-name-complex="Bitstream Vera Sans2"/>
    </style:style>
    <style:style style:name="T4" style:family="text">
      <style:text-properties style:font-name="Bitstream Vera Sans1" officeooo:rsid="0064baf2" style:font-name-asian="Bitstream Vera Sans2" style:font-name-complex="Bitstream Vera Sans2"/>
    </style:style>
    <style:style style:name="T5" style:family="text">
      <style:text-properties officeooo:rsid="00123d0e"/>
    </style:style>
    <style:style style:name="T6" style:family="text">
      <style:text-properties officeooo:rsid="0017adab"/>
    </style:style>
    <style:style style:name="T7" style:family="text">
      <style:text-properties officeooo:rsid="001aabee"/>
    </style:style>
    <style:style style:name="T8" style:family="text">
      <style:text-properties officeooo:rsid="001b18e9"/>
    </style:style>
    <style:style style:name="T9" style:family="text">
      <style:text-properties officeooo:rsid="001de956"/>
    </style:style>
    <style:style style:name="T10" style:family="text">
      <style:text-properties officeooo:rsid="001fcecc"/>
    </style:style>
    <style:style style:name="T11" style:family="text">
      <style:text-properties officeooo:rsid="0023f37e"/>
    </style:style>
    <style:style style:name="T12" style:family="text">
      <style:text-properties officeooo:rsid="004099c9"/>
    </style:style>
    <style:style style:name="T13" style:family="text">
      <style:text-properties officeooo:rsid="0040cf94"/>
    </style:style>
    <style:style style:name="T14" style:family="text">
      <style:text-properties officeooo:rsid="0041ee44"/>
    </style:style>
    <style:style style:name="T15" style:family="text">
      <style:text-properties officeooo:rsid="0043e07a"/>
    </style:style>
    <style:style style:name="T16" style:family="text">
      <style:text-properties officeooo:rsid="0043e734"/>
    </style:style>
    <style:style style:name="T17" style:family="text">
      <style:text-properties officeooo:rsid="004636d0"/>
    </style:style>
    <style:style style:name="T18" style:family="text">
      <style:text-properties officeooo:rsid="0049464a"/>
    </style:style>
    <style:style style:name="T19" style:family="text">
      <style:text-properties officeooo:rsid="00498c80"/>
    </style:style>
    <style:style style:name="T20" style:family="text">
      <style:text-properties officeooo:rsid="004e992c"/>
    </style:style>
    <style:style style:name="T21" style:family="text">
      <style:text-properties officeooo:rsid="0052fc14"/>
    </style:style>
    <style:style style:name="T22" style:family="text">
      <style:text-properties fo:font-style="normal" officeooo:rsid="00498c80" style:font-style-asian="normal" style:font-style-complex="normal"/>
    </style:style>
    <style:style style:name="T23" style:family="text">
      <style:text-properties fo:font-style="normal" officeooo:rsid="004f465b" style:font-style-asian="normal" style:font-style-complex="normal"/>
    </style:style>
    <style:style style:name="T24" style:family="text">
      <style:text-properties style:font-name="Bitstream Vera Sans" fo:font-style="normal" officeooo:rsid="0054cca4" style:font-style-asian="normal" style:font-style-complex="normal"/>
    </style:style>
    <style:style style:name="T25" style:family="text">
      <style:text-properties officeooo:rsid="005ab9ba"/>
    </style:style>
    <style:style style:name="T26" style:family="text">
      <style:text-properties officeooo:rsid="005c7793"/>
    </style:style>
    <style:style style:name="T27" style:family="text">
      <style:text-properties officeooo:rsid="005d42e4"/>
    </style:style>
    <style:style style:name="T28" style:family="text">
      <style:text-properties officeooo:rsid="00617182"/>
    </style:style>
    <style:style style:name="T29" style:family="text">
      <style:text-properties officeooo:rsid="0062911b"/>
    </style:style>
    <style:style style:name="T30" style:family="text">
      <style:text-properties officeooo:rsid="00633b36"/>
    </style:style>
    <style:style style:name="T31" style:family="text">
      <style:text-properties officeooo:rsid="0063c0bd"/>
    </style:style>
    <style:style style:name="T32" style:family="text">
      <style:text-properties officeooo:rsid="0064baf2"/>
    </style:style>
    <style:style style:name="T33" style:family="text">
      <style:text-properties style:text-position="super 58%" officeooo:rsid="0064baf2"/>
    </style:style>
    <style:style style:name="T34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Atomic Basic Specification</text:p>
      <text:p text:style-name="P10">Written by Paul Robson <text:span text:style-name="T10">Decem</text:span>ber 2020</text:p>
      <text:h text:style-name="P29" text:outline-level="1">Introduction</text:h>
      <text:p text:style-name="P31">This is not the manual.</text:p>
      <text:h text:style-name="Heading_20_1" text:outline-level="1">Terms</text:h>
      <text:p text:style-name="Standard">The<text:span text:style-name="T5">se</text:span> terms are supported</text:p>
      <text:p text:style-name="Standard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Table_20_Heading">Example</text:p>
          </table:table-cell>
          <table:table-cell table:style-name="Table1.A1" office:value-type="string">
            <text:p text:style-name="Table_20_Heading">Function</text:p>
          </table:table-cell>
          <table:table-cell table:style-name="Table1.C1" office:value-type="string">
            <text:p text:style-name="Table_20_Heading">Description</text:p>
          </table:table-cell>
        </table:table-row>
        <table:table-row table:style-name="Table1.1">
          <table:table-cell table:style-name="Table1.A2" office:value-type="string">
            <text:p text:style-name="P11">42</text:p>
          </table:table-cell>
          <table:table-cell table:style-name="Table1.A2" office:value-type="string">
            <text:p text:style-name="P11">No</text:p>
          </table:table-cell>
          <table:table-cell table:style-name="Table1.C2" office:value-type="string">
            <text:p text:style-name="Table_20_Contents">32 bit decimal</text:p>
          </table:table-cell>
        </table:table-row>
        <table:table-row table:style-name="Table1.1">
          <table:table-cell table:style-name="Table1.A2" office:value-type="string">
            <text:p text:style-name="P11">&amp;422a</text:p>
          </table:table-cell>
          <table:table-cell table:style-name="Table1.A2" office:value-type="string">
            <text:p text:style-name="P11">No</text:p>
          </table:table-cell>
          <table:table-cell table:style-name="Table1.C3" office:value-type="string">
            <text:p text:style-name="Table_20_Contents">32 bit hexadecimal</text:p>
          </table:table-cell>
        </table:table-row>
        <table:table-row table:style-name="Table1.1">
          <table:table-cell table:style-name="Table1.A2" office:value-type="string">
            <text:p text:style-name="P11">a.name</text:p>
          </table:table-cell>
          <table:table-cell table:style-name="Table1.A2" office:value-type="string">
            <text:p text:style-name="P11">No</text:p>
          </table:table-cell>
          <table:table-cell table:style-name="Table1.C4" office:value-type="string">
            <text:p text:style-name="Table_20_Contents">Variable, <text:s/>names which consist of alpha<text:span text:style-name="T2">numeric </text:span>characters and a period, <text:span text:style-name="T12">the first character must be non numeric.</text:span></text:p>
          </table:table-cell>
        </table:table-row>
        <table:table-row table:style-name="Table1.1">
          <table:table-cell table:style-name="Table1.A2" office:value-type="string">
            <text:p text:style-name="P11"><text:span text:style-name="T12">array[</text:span><text:span text:style-name="T6">index</text:span><text:span text:style-name="T12">]</text:span></text:p>
          </table:table-cell>
          <table:table-cell table:style-name="Table1.A2" office:value-type="string">
            <text:p text:style-name="P11">No</text:p>
          </table:table-cell>
          <table:table-cell table:style-name="Table1.C5" office:value-type="string">
            <text:p text:style-name="Table_20_Contents">Array access. <text:span text:style-name="T11">Arrays do not exist as such – a variable points to a block of memory. </text:span></text:p>
          </table:table-cell>
        </table:table-row>
        <table:table-row table:style-name="Table1.1">
          <table:table-cell table:style-name="Table1.A2" office:value-type="string">
            <text:p text:style-name="P11">@&lt;reference&gt;</text:p>
          </table:table-cell>
          <table:table-cell table:style-name="Table1.A2" office:value-type="string">
            <text:p text:style-name="P11">Yes</text:p>
          </table:table-cell>
          <table:table-cell table:style-name="Table1.C6" office:value-type="string">
            <text:p text:style-name="Table_20_Contents">Converts reference term to address, <text:span text:style-name="T7">used to get the address of variables, which can be used to pass by reference.</text:span></text:p>
          </table:table-cell>
        </table:table-row>
        <table:table-row table:style-name="Table1.1">
          <table:table-cell table:style-name="Table1.A2" office:value-type="string">
            <text:p text:style-name="P11">“hello, world !”</text:p>
          </table:table-cell>
          <table:table-cell table:style-name="Table1.A2" office:value-type="string">
            <text:p text:style-name="P11">No</text:p>
          </table:table-cell>
          <table:table-cell table:style-name="Table1.C7" office:value-type="string">
            <text:p text:style-name="Table_20_Contents"><text:span text:style-name="T7">Evaluates to an </text:span>ASCIIZ string (e.g. ending in zero)</text:p>
          </table:table-cell>
        </table:table-row>
        <table:table-row table:style-name="Table1.1">
          <table:table-cell table:style-name="Table1.A2" office:value-type="string">
            <text:p text:style-name="P11">-&lt;term&gt;</text:p>
          </table:table-cell>
          <table:table-cell table:style-name="Table1.A2" office:value-type="string">
            <text:p text:style-name="P11">No</text:p>
          </table:table-cell>
          <table:table-cell table:style-name="Table1.C8" office:value-type="string">
            <text:p text:style-name="Table_20_Contents"><text:span text:style-name="T7">2’s Complement </text:span>Negation</text:p>
          </table:table-cell>
        </table:table-row>
        <table:table-row table:style-name="Table1.1">
          <table:table-cell table:style-name="Table1.A2" office:value-type="string">
            <text:p text:style-name="P11">~&lt;term&gt;</text:p>
          </table:table-cell>
          <table:table-cell table:style-name="Table1.A2" office:value-type="string">
            <text:p text:style-name="P11">No</text:p>
          </table:table-cell>
          <table:table-cell table:style-name="Table1.C9" office:value-type="string">
            <text:p text:style-name="Table_20_Contents">1’s Complement</text:p>
          </table:table-cell>
        </table:table-row>
        <table:table-row table:style-name="Table1.1">
          <table:table-cell table:style-name="Table1.A2" office:value-type="string">
            <text:p text:style-name="P11">!&lt;term&gt;</text:p>
          </table:table-cell>
          <table:table-cell table:style-name="Table1.A2" office:value-type="string">
            <text:p text:style-name="P11">No</text:p>
          </table:table-cell>
          <table:table-cell table:style-name="Table1.C10" office:value-type="string">
            <text:p text:style-name="Table_20_Contents">Word indirection <text:span text:style-name="T8">(a 4 byte PEEK)</text:span></text:p>
          </table:table-cell>
        </table:table-row>
        <table:table-row table:style-name="Table1.1">
          <table:table-cell table:style-name="Table1.A2" office:value-type="string">
            <text:p text:style-name="P11">?&lt;term&gt;</text:p>
          </table:table-cell>
          <table:table-cell table:style-name="Table1.A2" office:value-type="string">
            <text:p text:style-name="P11">No</text:p>
          </table:table-cell>
          <table:table-cell table:style-name="Table1.C11" office:value-type="string">
            <text:p text:style-name="Table_20_Contents">Byte indirection <text:span text:style-name="T8">(like PEEK)</text:span></text:p>
          </table:table-cell>
        </table:table-row>
        <table:table-row table:style-name="Table1.1">
          <table:table-cell table:style-name="Table1.A2" office:value-type="string">
            <text:p text:style-name="P11">$&lt;term&gt;</text:p>
          </table:table-cell>
          <table:table-cell table:style-name="Table1.A2" office:value-type="string">
            <text:p text:style-name="P11">No</text:p>
          </table:table-cell>
          <table:table-cell table:style-name="Table1.C12" office:value-type="string">
            <text:p text:style-name="Table_20_Contents">Converts constant to string, value unchanged, <text:span text:style-name="T8">this types it as a string.</text:span></text:p>
          </table:table-cell>
        </table:table-row>
        <table:table-row table:style-name="Table1.1">
          <table:table-cell table:style-name="Table1.A2" office:value-type="string">
            <text:p text:style-name="P11">(&lt;expr&gt;)</text:p>
          </table:table-cell>
          <table:table-cell table:style-name="Table1.A2" office:value-type="string">
            <text:p text:style-name="P11">Yes</text:p>
          </table:table-cell>
          <table:table-cell table:style-name="Table1.C13" office:value-type="string">
            <text:p text:style-name="Table_20_Contents">Parenthesised Expression</text:p>
          </table:table-cell>
        </table:table-row>
        <table:table-row table:style-name="Table1.1">
          <table:table-cell table:style-name="Table1.A2" office:value-type="string">
            <text:p text:style-name="P11">function(param)</text:p>
          </table:table-cell>
          <table:table-cell table:style-name="Table1.A2" office:value-type="string">
            <text:p text:style-name="P11">Yes</text:p>
          </table:table-cell>
          <table:table-cell table:style-name="Table1.C14" office:value-type="string">
            <text:p text:style-name="Table_20_Contents">Functions (various)</text:p>
          </table:table-cell>
        </table:table-row>
        <table:table-row table:style-name="Table1.1">
          <table:table-cell table:style-name="Table1.A2" office:value-type="string">
            <text:p text:style-name="P11">True</text:p>
          </table:table-cell>
          <table:table-cell table:style-name="Table1.A2" office:value-type="string">
            <text:p text:style-name="P11">Yes</text:p>
          </table:table-cell>
          <table:table-cell table:style-name="Table1.C15" office:value-type="string">
            <text:p text:style-name="Table_20_Contents">Constant</text:p>
          </table:table-cell>
        </table:table-row>
        <table:table-row table:style-name="Table1.1">
          <table:table-cell table:style-name="Table1.A2" office:value-type="string">
            <text:p text:style-name="P11">False</text:p>
          </table:table-cell>
          <table:table-cell table:style-name="Table1.A2" office:value-type="string">
            <text:p text:style-name="P11">Yes</text:p>
          </table:table-cell>
          <table:table-cell table:style-name="Table1.C16" office:value-type="string">
            <text:p text:style-name="Table_20_Contents">Constant</text:p>
          </table:table-cell>
        </table:table-row>
      </table:table>
      <text:p text:style-name="Standard"/>
      <text:h text:style-name="P8" text:outline-level="1">Binary Operators</text:h>
      <text:p text:style-name="Standard">The following operators are supported</text:p>
      <text:p text:style-name="Standard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Table_20_Heading">Precedence</text:p>
          </table:table-cell>
          <table:table-cell table:style-name="Table2.A1" office:value-type="string">
            <text:p text:style-name="Table_20_Heading">Operators</text:p>
          </table:table-cell>
          <table:table-cell table:style-name="Table2.C1" office:value-type="string">
            <text:p text:style-name="Table_20_Heading">Descriptors</text:p>
          </table:table-cell>
        </table:table-row>
        <table:table-row table:style-name="Table2.1">
          <table:table-cell table:style-name="Table2.A2" office:value-type="string">
            <text:p text:style-name="P11">1</text:p>
          </table:table-cell>
          <table:table-cell table:style-name="Table2.A2" office:value-type="string">
            <text:p text:style-name="P11">and or xor</text:p>
          </table:table-cell>
          <table:table-cell table:style-name="Table2.C2" office:value-type="string">
            <text:p text:style-name="Table_20_Contents">Binary operators</text:p>
          </table:table-cell>
        </table:table-row>
        <table:table-row table:style-name="Table2.1">
          <table:table-cell table:style-name="Table2.A2" office:value-type="string">
            <text:p text:style-name="P11">2</text:p>
          </table:table-cell>
          <table:table-cell table:style-name="Table2.A2" office:value-type="string">
            <text:p text:style-name="P11">&gt;= &lt;= = &lt;&gt; &gt; &lt;</text:p>
          </table:table-cell>
          <table:table-cell table:style-name="Table2.C2" office:value-type="string">
            <text:p text:style-name="Table_20_Contents">Comparison, on either string/number</text:p>
          </table:table-cell>
        </table:table-row>
        <table:table-row table:style-name="Table2.1">
          <table:table-cell table:style-name="Table2.A2" office:value-type="string">
            <text:p text:style-name="P11">3</text:p>
          </table:table-cell>
          <table:table-cell table:style-name="Table2.A2" office:value-type="string">
            <text:p text:style-name="P11">+ -</text:p>
          </table:table-cell>
          <table:table-cell table:style-name="Table2.C2" office:value-type="string">
            <text:p text:style-name="Table_20_Contents">Additive</text:p>
          </table:table-cell>
        </table:table-row>
        <table:table-row table:style-name="Table2.1">
          <table:table-cell table:style-name="Table2.A2" office:value-type="string">
            <text:p text:style-name="P11">4</text:p>
          </table:table-cell>
          <table:table-cell table:style-name="Table2.A2" office:value-type="string">
            <text:p text:style-name="P11">* / &gt;&gt; &lt;&lt; %</text:p>
          </table:table-cell>
          <table:table-cell table:style-name="Table2.C2" office:value-type="string">
            <text:p text:style-name="Table_20_Contents">Multiplicative (shifts are unsigned)</text:p>
          </table:table-cell>
        </table:table-row>
        <table:table-row table:style-name="Table2.1">
          <table:table-cell table:style-name="Table2.A2" office:value-type="string">
            <text:p text:style-name="P11">5</text:p>
          </table:table-cell>
          <table:table-cell table:style-name="Table2.A2" office:value-type="string">
            <text:p text:style-name="P11">! ? $</text:p>
          </table:table-cell>
          <table:table-cell table:style-name="Table2.C2" office:value-type="string">
            <text:p text:style-name="Table_20_Contents">References. <text:span text:style-name="T9">These operate like the unary operators on the sum of the left and right hand side, so A?4 is the same as PEEK(A+4)</text:span></text:p>
          </table:table-cell>
        </table:table-row>
      </table:table>
      <text:p text:style-name="Standard"/>
      <text:h text:style-name="P28" text:outline-level="1">L-Expressions</text:h>
      <text:p text:style-name="P30">The following references are used, on the left hand side of an assignment statement.</text:p>
      <table:table table:name="Table5" table:style-name="Table5">
        <table:table-column table:style-name="Table5.A"/>
        <table:table-column table:style-name="Table5.B"/>
        <table:table-row table:style-name="TableLine94468706978544">
          <table:table-cell table:style-name="Table5.A1" office:value-type="string">
            <text:p text:style-name="Table_20_Heading">Type</text:p>
          </table:table-cell>
          <table:table-cell table:style-name="Table5.B1" office:value-type="string">
            <text:p text:style-name="Table_20_Heading">Description</text:p>
          </table:table-cell>
        </table:table-row>
        <table:table-row table:style-name="TableLine94468707008352">
          <table:table-cell table:style-name="Table5.A2" office:value-type="string">
            <text:p text:style-name="P11">count</text:p>
          </table:table-cell>
          <table:table-cell table:style-name="Table5.B2" office:value-type="string">
            <text:p text:style-name="Table_20_Contents">A variable</text:p>
          </table:table-cell>
        </table:table-row>
        <table:table-row table:style-name="TableLine94468707009584">
          <table:table-cell table:style-name="Table5.A2" office:value-type="string">
            <text:p text:style-name="P11">count!4 count?4</text:p>
          </table:table-cell>
          <table:table-cell table:style-name="Table5.B3" office:value-type="string">
            <text:p text:style-name="Table_20_Contents">Byte/Word indirection. So Count?4 = 2 is the same as POKE Count+4,2</text:p>
          </table:table-cell>
        </table:table-row>
        <table:table-row table:style-name="TableLine94468707010576">
          <table:table-cell table:style-name="Table5.A2" office:value-type="string">
            <text:p text:style-name="P11">!count ?count</text:p>
          </table:table-cell>
          <table:table-cell table:style-name="Table5.B4" office:value-type="string">
            <text:p text:style-name="Table_20_Contents">Byte/Word indirection without the addition (e.g. ?Count=1 is the same as Poke Count,1)</text:p>
          </table:table-cell>
        </table:table-row>
        <table:table-row table:style-name="TableLine94468707011776">
          <table:table-cell table:style-name="Table5.A2" office:value-type="string">
            <text:p text:style-name="P11">test(4)</text:p>
          </table:table-cell>
          <table:table-cell table:style-name="Table5.B5" office:value-type="string">
            <text:p text:style-name="Table_20_Contents">Array element. <text:span text:style-name="T13">Arrays don’t exist as objects in their own right ; an array is a variable pointing to an area of memory, which is allocated at 4 bytes per element, e.g. this will be offset 16..19 from the address in test.</text:span></text:p>
          </table:table-cell>
        </table:table-row>
        <table:table-row table:style-name="TableLine94468707013008">
          <table:table-cell table:style-name="Table5.A2" office:value-type="string">
            <text:p text:style-name="P11">$str str$5</text:p>
          </table:table-cell>
          <table:table-cell table:style-name="Table5.B6" office:value-type="string">
            <text:p text:style-name="Table_20_Contents">These can be used on the left hand side but they operate like StrCpy in C. So if you write (say) $Str = “Hello world” and Str has the value 5000 (everything being 32 bit integers), the value of the right side (the address of the ‘H’ character in the string) is a source for a string to be copied to the value of the left (5000) – so the code for ‘H’ is copied to 5000, ‘e’ to 5001 and so on, through to 5011 having a zero stored in it.</text:p>
            <text:p text:style-name="Table_20_Contents"/>
            <text:p text:style-name="Table_20_Contents">If you write str = “Hello World” the address of the H is stored in the variable str.</text:p>
          </table:table-cell>
        </table:table-row>
      </table:table>
      <text:p text:style-name="P30"/>
      <text:h text:style-name="P8" text:outline-level="1">Tokens</text:h>
      <text:p text:style-name="P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2">Token</text:p>
          </table:table-cell>
          <table:table-cell table:style-name="Table3.B1" office:value-type="string">
            <text:p text:style-name="Table_20_Heading">Value</text:p>
          </table:table-cell>
        </table:table-row>
        <table:table-row table:style-name="Table3.1">
          <table:table-cell table:style-name="Table3.A2" office:value-type="string">
            <text:p text:style-name="P14">00-2F</text:p>
          </table:table-cell>
          <table:table-cell table:style-name="Table3.B2" office:value-type="string">
            <text:p text:style-name="P15">Identifier end markers. (00-19 = A-Z, 1A-29 = 0-9 2A = .</text:p>
          </table:table-cell>
        </table:table-row>
        <table:table-row table:style-name="Table3.1">
          <table:table-cell table:style-name="Table3.A2" office:value-type="string">
            <text:p text:style-name="P14">30-5F</text:p>
          </table:table-cell>
          <table:table-cell table:style-name="Table3.B2" office:value-type="string">
            <text:p text:style-name="P15">Identifier ‘in line’ markers</text:p>
          </table:table-cell>
        </table:table-row>
        <table:table-row table:style-name="Table3.1">
          <table:table-cell table:style-name="Table3.A2" office:value-type="string">
            <text:p text:style-name="P16">60</text:p>
          </table:table-cell>
          <table:table-cell table:style-name="Table3.B2" office:value-type="string">
            <text:p text:style-name="Table_20_Contents">ASCIIZ string follows. The low byte is the offset from the start of the token (<text:span text:style-name="T14">60</text:span>) to the byte after the trailing zero, limiting strings to 252 characters</text:p>
          </table:table-cell>
        </table:table-row>
        <table:table-row table:style-name="Table3.1">
          <table:table-cell table:style-name="Table3.A2" office:value-type="string">
            <text:p text:style-name="P16">61-6F</text:p>
          </table:table-cell>
          <table:table-cell table:style-name="Table3.B2" office:value-type="string">
            <text:p text:style-name="Table_20_Contents">Reserved</text:p>
          </table:table-cell>
        </table:table-row>
        <table:table-row table:style-name="Table3.1">
          <table:table-cell table:style-name="Table3.A2" office:value-type="string">
            <text:p text:style-name="P36"><text:span text:style-name="T14">70-7</text:span><text:span text:style-name="T4">F</text:span></text:p>
          </table:table-cell>
          <table:table-cell table:style-name="Table3.B2" office:value-type="string">
            <text:p text:style-name="P17">Integer, representing 4 bits. <text:span text:style-name="T25">The values 0-1</text:span><text:span text:style-name="T32">5. If followed by another 70-7F, it puts this in the next 4 bits (MSN of 1</text:span><text:span text:style-name="T33">st</text:span><text:span text:style-name="T32"> Byte), then another in the next 4 bits. So 7C 74 72 =&gt; hexadecimal 247.</text:span></text:p>
          </table:table-cell>
        </table:table-row>
        <table:table-row table:style-name="Table3.1">
          <table:table-cell table:style-name="Table3.A2" office:value-type="string">
            <text:p text:style-name="P14">80</text:p>
          </table:table-cell>
          <table:table-cell table:style-name="Table3.B2" office:value-type="string">
            <text:p text:style-name="P15">End of line token</text:p>
          </table:table-cell>
        </table:table-row>
        <table:table-row table:style-name="Table3.1">
          <table:table-cell table:style-name="Table3.A2" office:value-type="string">
            <text:p text:style-name="P14">81-FF</text:p>
          </table:table-cell>
          <table:table-cell table:style-name="Table3.B2" office:value-type="string">
            <text:p text:style-name="P17">Other tokens. Each token has a type table entry. Commands are 80-82. Binary operators are 00-0F. Unary functions are 40. <text:span text:style-name="T15">Multiple use (e.g. -, $) are defined as binary and handled seperately.</text:span></text:p>
          </table:table-cell>
        </table:table-row>
      </table:table>
      <text:h text:style-name="Heading_20_1" text:outline-level="1">Storage</text:h>
      <text:p text:style-name="P2">Programs are stored in consecutive memory. Above the last marker (offset $00) are stored variables and allocatable memory.</text:p>
      <text:p text:style-name="P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3">Offset</text:p>
          </table:table-cell>
          <table:table-cell table:style-name="Table4.B1" office:value-type="string">
            <text:p text:style-name="P34">Data</text:p>
          </table:table-cell>
        </table:table-row>
        <table:table-row table:style-name="Table4.1">
          <table:table-cell table:style-name="Table4.A2" office:value-type="string">
            <text:p text:style-name="P12">0</text:p>
          </table:table-cell>
          <table:table-cell table:style-name="Table4.B2" office:value-type="string">
            <text:p text:style-name="P13">Offset to the next line in bytes, or $00 if end of program.</text:p>
          </table:table-cell>
        </table:table-row>
        <table:table-row table:style-name="Table4.1">
          <table:table-cell table:style-name="Table4.A2" office:value-type="string">
            <text:p text:style-name="P12">1</text:p>
          </table:table-cell>
          <table:table-cell table:style-name="Table4.B2" office:value-type="string">
            <text:p text:style-name="P13">Line number low</text:p>
          </table:table-cell>
        </table:table-row>
        <table:table-row table:style-name="Table4.1">
          <table:table-cell table:style-name="Table4.A2" office:value-type="string">
            <text:p text:style-name="P12">2</text:p>
          </table:table-cell>
          <table:table-cell table:style-name="Table4.B2" office:value-type="string">
            <text:p text:style-name="P13">Line number high</text:p>
          </table:table-cell>
        </table:table-row>
        <table:table-row table:style-name="Table4.1">
          <table:table-cell table:style-name="Table4.A2" office:value-type="string">
            <text:p text:style-name="P12">3</text:p>
          </table:table-cell>
          <table:table-cell table:style-name="Table4.B2" office:value-type="string">
            <text:p text:style-name="P13">First token </text:p>
          </table:table-cell>
        </table:table-row>
        <table:table-row table:style-name="Table4.1">
          <table:table-cell table:style-name="Table4.A2" office:value-type="string">
            <text:p text:style-name="P12"><text:span text:style-name="T16">4 </text:span>….</text:p>
          </table:table-cell>
          <table:table-cell table:style-name="Table4.B2" office:value-type="string">
            <text:p text:style-name="P20">More tokens</text:p>
          </table:table-cell>
        </table:table-row>
        <table:table-row table:style-name="Table4.1">
          <table:table-cell table:style-name="Table4.A2" office:value-type="string">
            <text:p text:style-name="P12">….</text:p>
          </table:table-cell>
          <table:table-cell table:style-name="Table4.B2" office:value-type="string">
            <text:p text:style-name="P13">$<text:span text:style-name="T16">8</text:span>0 end of line marker </text:p>
          </table:table-cell>
        </table:table-row>
      </table:table>
      <text:p text:style-name="P2"/>
      <text:p text:style-name="Standard"/>
      <text:h text:style-name="P8" text:outline-level="1">Variables</text:h>
      <text:p text:style-name="P6">Variables are kept in an array of linked lists. The hash for the list is the <text:span text:style-name="T17">xor of the </text:span><text:span text:style-name="T19">second</text:span><text:span text:style-name="T17"> character and the </text:span><text:span text:style-name="T19">first</text:span><text:span text:style-name="T17"> character arithmetically shifted l</text:span>e<text:span text:style-name="T17">ft</text:span>. (as a-z are stored seperately). <text:span text:style-name="T18">The number of linked list is currently 16 but can be varied and be any power of 2 from 1 to 128, save for both the A-Z variables and the hash table must be on the same page.</text:span></text:p>
      <text:p text:style-name="P6"/>
      <table:table table:name="Table9" table:style-name="Table9">
        <table:table-column table:style-name="Table9.A"/>
        <table:table-column table:style-name="Table9.B"/>
        <table:table-row table:style-name="TableLine94468707068864">
          <table:table-cell table:style-name="Table9.A1" office:value-type="string">
            <text:p text:style-name="Table_20_Heading">Offset</text:p>
          </table:table-cell>
          <table:table-cell table:style-name="Table9.B1" office:value-type="string">
            <text:p text:style-name="Table_20_Heading">Contents</text:p>
          </table:table-cell>
        </table:table-row>
        <table:table-row table:style-name="TableLine94468707076176">
          <table:table-cell table:style-name="Table9.A4" office:value-type="string">
            <text:p text:style-name="P22">+0,+1</text:p>
          </table:table-cell>
          <table:table-cell table:style-name="Table9.B4" office:value-type="string">
            <text:p text:style-name="P21">Address of next variable name or $0000 if end of list</text:p>
          </table:table-cell>
        </table:table-row>
        <table:table-row table:style-name="TableLine94468707077280">
          <table:table-cell table:style-name="Table9.A4" office:value-type="string">
            <text:p text:style-name="P22">+2</text:p>
          </table:table-cell>
          <table:table-cell table:style-name="Table9.B4" office:value-type="string">
            <text:p text:style-name="P21">Full 8 bit hash of variable.</text:p>
          </table:table-cell>
        </table:table-row>
        <table:table-row table:style-name="TableLine94468707077712">
          <table:table-cell table:style-name="Table9.A4" office:value-type="string">
            <text:p text:style-name="P22">+3,+4</text:p>
          </table:table-cell>
          <table:table-cell table:style-name="Table9.B4" office:value-type="string">
            <text:p text:style-name="P21">Address of variable name in tokenised form (comes from creation)</text:p>
          </table:table-cell>
        </table:table-row>
        <table:table-row table:style-name="TableLine94468707078368">
          <table:table-cell table:style-name="Table9.A5" office:value-type="string">
            <text:p text:style-name="P22">+5..+8</text:p>
          </table:table-cell>
          <table:table-cell table:style-name="Table9.B5" office:value-type="string">
            <text:p text:style-name="P21">Variable value</text:p>
          </table:table-cell>
        </table:table-row>
      </table:table>
      <text:p text:style-name="P6"/>
      <text:h text:style-name="Heading_20_1" text:outline-level="1">Procedures</text:h>
      <text:p text:style-name="P7"><text:span text:style-name="T22">When the program is first run it builds a </text:span><text:span text:style-name="T24">simple table of procedures allowing it to speed up the search</text:span><text:span text:style-name="T23">.</text:span></text:p>
      <text:p text:style-name="P5"/>
      <table:table table:name="Table10" table:style-name="Table10">
        <table:table-column table:style-name="Table10.A"/>
        <table:table-column table:style-name="Table10.B"/>
        <table:table-row table:style-name="TableLine94468707069904">
          <table:table-cell table:style-name="Table10.A1" office:value-type="string">
            <text:p text:style-name="P32">Offset</text:p>
          </table:table-cell>
          <table:table-cell table:style-name="Table10.B1" office:value-type="string">
            <text:p text:style-name="Table_20_Heading">Contents</text:p>
          </table:table-cell>
        </table:table-row>
        <table:table-row table:style-name="TableLine94468707092128">
          <table:table-cell table:style-name="Table10.A3" office:value-type="string">
            <text:p text:style-name="P24">+0,<text:span text:style-name="T21">+</text:span><text:span text:style-name="T20">1</text:span></text:p>
          </table:table-cell>
          <table:table-cell table:style-name="Table10.B3" office:value-type="string">
            <text:p text:style-name="P18">Address of PROC line ($0000) for end of table)</text:p>
          </table:table-cell>
        </table:table-row>
        <table:table-row table:style-name="TableLine94468707093232">
          <table:table-cell table:style-name="Table10.A3" office:value-type="string">
            <text:p text:style-name="P26">+2</text:p>
          </table:table-cell>
          <table:table-cell table:style-name="Table10.B3" office:value-type="string">
            <text:p text:style-name="P23">Full 8 bit hash of the procedure</text:p>
          </table:table-cell>
        </table:table-row>
        <table:table-row table:style-name="TableLine94468707093776">
          <table:table-cell table:style-name="Table10.A4" office:value-type="string">
            <text:p text:style-name="P24">+<text:span text:style-name="T20">3</text:span></text:p>
          </table:table-cell>
          <table:table-cell table:style-name="Table10.B4" office:value-type="string">
            <text:p text:style-name="P25"><text:span text:style-name="T3">O</text:span><text:span text:style-name="T1">ffset to the first token of the parameter list.</text:span></text:p>
          </table:table-cell>
        </table:table-row>
      </table:table>
      <text:p text:style-name="P5"/>
      <text:p text:style-name="P4"/>
      <text:p text:style-name="P3"/>
      <text:h text:style-name="P8" text:outline-level="1">Built in “AMORAL Junior”.</text:h>
      <text:p text:style-name="Standard"/>
      <text:p text:style-name="Standard">The language built in is a loose version of AMORAL. The current register is now YX not XA. It is 16 bit unlike the 32 bit BASIC. </text:p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468707083056">
          <table:table-cell table:style-name="Table6.A1" office:value-type="string">
            <text:p text:style-name="P32">Command</text:p>
          </table:table-cell>
          <table:table-cell table:style-name="Table6.A1" office:value-type="string">
            <text:p text:style-name="P32">Purpose</text:p>
          </table:table-cell>
          <table:table-cell table:style-name="Table6.C1" office:value-type="string">
            <text:p text:style-name="Table_20_Heading">Code</text:p>
          </table:table-cell>
        </table:table-row>
        <table:table-row table:style-name="TableLine94468707133776">
          <table:table-cell table:style-name="Table6.A13" office:value-type="string">
            <text:p text:style-name="P1">(cv)</text:p>
          </table:table-cell>
          <table:table-cell table:style-name="Table6.B13" office:value-type="string">
            <text:p text:style-name="P1">Load Register</text:p>
          </table:table-cell>
          <table:table-cell table:style-name="Table6.C2" office:value-type="string">
            <text:p text:style-name="Standard">Ldx / Ldy address</text:p>
          </table:table-cell>
        </table:table-row>
        <table:table-row table:style-name="TableLine94468707135696">
          <table:table-cell table:style-name="Table6.A13" office:value-type="string">
            <text:p text:style-name="P1">+ - and or xor (cv)</text:p>
            <text:p text:style-name="P1"/>
          </table:table-cell>
          <table:table-cell table:style-name="Table6.B13" office:value-type="string">
            <text:p text:style-name="P1">Binary operation.</text:p>
          </table:table-cell>
          <table:table-cell table:style-name="Table6.C13" office:value-type="string">
            <text:p text:style-name="Standard">Txa / Op / Tax</text:p>
            <text:p text:style-name="Standard">Tya / Op / Tay</text:p>
            <text:p text:style-name="Standard">Hard coded SEC/CLC</text:p>
            <text:p text:style-name="Standard">Hard coded 0 optimisations.</text:p>
          </table:table-cell>
        </table:table-row>
        <table:table-row table:style-name="TableLine94468707137008">
          <table:table-cell table:style-name="Table6.A13" office:value-type="string">
            <text:p text:style-name="P1">* / % <text:s/>(cv)</text:p>
          </table:table-cell>
          <table:table-cell table:style-name="Table6.B13" office:value-type="string">
            <text:p text:style-name="P1">Binary operations</text:p>
          </table:table-cell>
          <table:table-cell table:style-name="Table6.C13" office:value-type="string">
            <text:p text:style-name="Standard">Subroutines with the address or constant coded in the bytes following.</text:p>
          </table:table-cell>
        </table:table-row>
        <table:table-row table:style-name="TableLine94468707137872">
          <table:table-cell table:style-name="Table6.A13" office:value-type="string">
            <text:p text:style-name="P1">&gt;= &lt; = &lt;&gt; (cv)</text:p>
          </table:table-cell>
          <table:table-cell table:style-name="Table6.B13" office:value-type="string">
            <text:p text:style-name="P1">Compare</text:p>
          </table:table-cell>
          <table:table-cell table:style-name="Table6.C13" office:value-type="string">
            <text:p text:style-name="Standard">Does cmp/subtract or xor and sets the compiler branch flag to BEQ/BNE/BCC/BCS “true” opcodes.</text:p>
          </table:table-cell>
        </table:table-row>
        <table:table-row table:style-name="TableLine94468707138768">
          <table:table-cell table:style-name="Table6.A13" office:value-type="string">
            <text:p text:style-name="P1">-&gt;(var)</text:p>
          </table:table-cell>
          <table:table-cell table:style-name="Table6.B13" office:value-type="string">
            <text:p text:style-name="P1">Save Register</text:p>
          </table:table-cell>
          <table:table-cell table:style-name="Table6.C13" office:value-type="string">
            <text:p text:style-name="Standard">Stx / Sty address</text:p>
          </table:table-cell>
        </table:table-row>
        <table:table-row table:style-name="TableLine94468707139968">
          <table:table-cell table:style-name="Table6.A13" office:value-type="string">
            <text:p text:style-name="P1">(var)<text:span text:style-name="T28">[]</text:span></text:p>
          </table:table-cell>
          <table:table-cell table:style-name="Table6.B13" office:value-type="string">
            <text:p text:style-name="P1">Set current array</text:p>
          </table:table-cell>
          <table:table-cell table:style-name="Table6.C13" office:value-type="string">
            <text:p text:style-name="Standard">Load address const to zp</text:p>
          </table:table-cell>
        </table:table-row>
        <table:table-row table:style-name="TableLine94468707140944">
          <table:table-cell table:style-name="Table6.A13" office:value-type="string">
            <text:p text:style-name="P1">[(const)]</text:p>
          </table:table-cell>
          <table:table-cell table:style-name="Table6.B13" office:value-type="string">
            <text:p text:style-name="P1">Load array element</text:p>
          </table:table-cell>
          <table:table-cell table:style-name="Table6.C13" office:value-type="string">
            <text:p text:style-name="Standard">Use Y to load on zp</text:p>
          </table:table-cell>
        </table:table-row>
        <table:table-row table:style-name="TableLine94468707141920">
          <table:table-cell table:style-name="Table6.A13" office:value-type="string">
            <text:p text:style-name="P1">-&gt;[(const)]</text:p>
          </table:table-cell>
          <table:table-cell table:style-name="Table6.B13" office:value-type="string">
            <text:p text:style-name="P1">Save array element</text:p>
          </table:table-cell>
          <table:table-cell table:style-name="Table6.C13" office:value-type="string">
            <text:p text:style-name="Standard">Use Y to save on zp (ideally non destructive, think about this one)</text:p>
          </table:table-cell>
        </table:table-row>
        <table:table-row table:style-name="TableLine94468707142816">
          <table:table-cell table:style-name="Table6.A13" office:value-type="string">
            <text:p text:style-name="P1">While (&lt;code&gt;) …. Wend</text:p>
          </table:table-cell>
          <table:table-cell table:style-name="Table6.B13" office:value-type="string">
            <text:p text:style-name="P1">While Loop</text:p>
          </table:table-cell>
          <table:table-cell table:style-name="Table6.C13" office:value-type="string">
            <text:p text:style-name="Standard">Compile code, branch out on opcodes</text:p>
          </table:table-cell>
        </table:table-row>
        <table:table-row table:style-name="TableLine94468707143792">
          <table:table-cell table:style-name="Table6.A13" office:value-type="string">
            <text:p text:style-name="P1">If (&lt;code&gt;) …. Else …. Endif</text:p>
          </table:table-cell>
          <table:table-cell table:style-name="Table6.B13" office:value-type="string">
            <text:p text:style-name="P1">If decision</text:p>
          </table:table-cell>
          <table:table-cell table:style-name="Table6.C13" office:value-type="string">
            <text:p text:style-name="Standard">Compile code and skip over, else is optional</text:p>
          </table:table-cell>
        </table:table-row>
        <table:table-row table:style-name="TableLine94468707139504">
          <table:table-cell table:style-name="Table6.A13" office:value-type="string">
            <text:p text:style-name="P1">(var)()</text:p>
          </table:table-cell>
          <table:table-cell table:style-name="Table6.B13" office:value-type="string">
            <text:p text:style-name="P1">Call</text:p>
          </table:table-cell>
          <table:table-cell table:style-name="Table6.C13" office:value-type="string">
            <text:p text:style-name="Standard">JSR variable address.</text:p>
          </table:table-cell>
        </table:table-row>
        <table:table-row table:style-name="TableLine94468707145472">
          <table:table-cell table:style-name="Table6.A13" office:value-type="string">
            <text:p text:style-name="P1">++ – &gt;&gt; &lt;&lt;</text:p>
          </table:table-cell>
          <table:table-cell table:style-name="Table6.B13" office:value-type="string">
            <text:p text:style-name="P1">Unary operations</text:p>
          </table:table-cell>
          <table:table-cell table:style-name="Table6.C13" office:value-type="string">
            <text:p text:style-name="Standard">Appropriate code.</text:p>
          </table:table-cell>
        </table:table-row>
      </table:table>
      <text:p text:style-name="Standard"/>
      <text:p text:style-name="Standard"/>
      <text:p text:style-name="P9">Dictionary Format</text:p>
      <text:p text:style-name="Standard"/>
      <table:table table:name="Table8" table:style-name="Table8">
        <table:table-column table:style-name="Table8.A"/>
        <table:table-column table:style-name="Table8.B"/>
        <table:table-row table:style-name="TableLine94468707099456">
          <table:table-cell table:style-name="Table8.A1" office:value-type="string">
            <text:p text:style-name="P32">Offset</text:p>
          </table:table-cell>
          <table:table-cell table:style-name="Table8.B1" office:value-type="string">
            <text:p text:style-name="Table_20_Heading">Contents</text:p>
          </table:table-cell>
        </table:table-row>
        <table:table-row table:style-name="TableLine94468707159536">
          <table:table-cell table:style-name="Table8.A2" office:value-type="string">
            <text:p text:style-name="P1">+0 </text:p>
          </table:table-cell>
          <table:table-cell table:style-name="Table8.B3" office:value-type="string">
            <text:p text:style-name="Standard">Offset to Next entry to be matched against, or zero.</text:p>
          </table:table-cell>
        </table:table-row>
        <table:table-row table:style-name="TableLine94468707160608">
          <table:table-cell table:style-name="Table8.A2" office:value-type="string">
            <text:p text:style-name="P1">+1</text:p>
          </table:table-cell>
          <table:table-cell table:style-name="Table8.B3" office:value-type="string">
            <text:p text:style-name="Standard">Keyword token to match against ($FE variable $FF constant)</text:p>
          </table:table-cell>
        </table:table-row>
        <table:table-row table:style-name="TableLine94468707160992">
          <table:table-cell table:style-name="Table8.A2" office:value-type="string">
            <text:p text:style-name="P1">+2</text:p>
          </table:table-cell>
          <table:table-cell table:style-name="Table8.B6" office:value-type="string">
            <text:p text:style-name="Standard">No operand (0) Constant operand (1) Variable operand (2) Either (3)</text:p>
            <text:p text:style-name="Standard">Bit 7 specifies ‘hard coded’</text:p>
          </table:table-cell>
        </table:table-row>
        <table:table-row table:style-name="TableLine94468707162000">
          <table:table-cell table:style-name="Table8.A2" office:value-type="string">
            <text:p text:style-name="P1">+3</text:p>
          </table:table-cell>
          <table:table-cell table:style-name="Table8.B6" office:value-type="string">
            <text:p text:style-name="Standard">Byte count following (output code may be larger or smaller)</text:p>
          </table:table-cell>
        </table:table-row>
        <table:table-row table:style-name="TableLine94468707162688">
          <table:table-cell table:style-name="Table8.A2" office:value-type="string">
            <text:p text:style-name="P1">+4</text:p>
          </table:table-cell>
          <table:table-cell table:style-name="Table8.B6" office:value-type="string">
            <text:p text:style-name="Standard">Byte data #1</text:p>
          </table:table-cell>
        </table:table-row>
        <table:table-row table:style-name="TableLine94468707163456">
          <table:table-cell table:style-name="Table8.A2" office:value-type="string">
            <text:p text:style-name="P1">+5 </text:p>
          </table:table-cell>
          <table:table-cell table:style-name="Table8.B7" office:value-type="string">
            <text:p text:style-name="Standard">Byte data #2</text:p>
          </table:table-cell>
        </table:table-row>
      </table:table>
      <text:p text:style-name="Standard"/>
      <text:p text:style-name="Standard">Where “hard coded” is specified, locations 3 and 4 are the address of the code to execute. </text:p>
      <text:p text:style-name="Standard">Fill in values</text:p>
      <text:p text:style-name="Standard"/>
      <text:p text:style-name="Standard">These substitution values are used when outputting code ; <text:span text:style-name="T29">they are undefined in 6502 code.</text:span></text:p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94468707149920">
          <table:table-cell table:style-name="Table7.A1" office:value-type="string">
            <text:p text:style-name="P32">Hex</text:p>
          </table:table-cell>
          <table:table-cell table:style-name="Table7.A1" office:value-type="string">
            <text:p text:style-name="P32">Element</text:p>
          </table:table-cell>
          <table:table-cell table:style-name="Table7.C1" office:value-type="string">
            <text:p text:style-name="Table_20_Heading">Notes</text:p>
          </table:table-cell>
        </table:table-row>
        <table:table-row table:style-name="TableLine94468707189184">
          <table:table-cell table:style-name="Table7.A2" office:value-type="string">
            <text:p text:style-name="P1">F3</text:p>
          </table:table-cell>
          <table:table-cell table:style-name="Table7.B2" office:value-type="string">
            <text:p text:style-name="P1">Low value const</text:p>
          </table:table-cell>
          <table:table-cell table:style-name="Table7.C2" office:value-type="string">
            <text:p text:style-name="Standard"/>
          </table:table-cell>
        </table:table-row>
        <table:table-row table:style-name="TableLine94468707190848">
          <table:table-cell table:style-name="Table7.A3" office:value-type="string">
            <text:p text:style-name="P1">E3</text:p>
          </table:table-cell>
          <table:table-cell table:style-name="Table7.B3" office:value-type="string">
            <text:p text:style-name="P1">High value const</text:p>
          </table:table-cell>
          <table:table-cell table:style-name="Table7.C3" office:value-type="string">
            <text:p text:style-name="Standard"/>
          </table:table-cell>
        </table:table-row>
        <table:table-row table:style-name="TableLine94468707193280">
          <table:table-cell table:style-name="Table7.A5" office:value-type="string">
            <text:p text:style-name="P1">D3</text:p>
          </table:table-cell>
          <table:table-cell table:style-name="Table7.B5" office:value-type="string">
            <text:p text:style-name="P1">Low Value <text:span text:style-name="T30">const </text:span><text:span text:style-name="T31">x</text:span> 4</text:p>
          </table:table-cell>
          <table:table-cell table:style-name="Table7.C5" office:value-type="string">
            <text:p text:style-name="Standard">Used for arrays</text:p>
          </table:table-cell>
        </table:table-row>
        <table:table-row table:style-name="TableLine94468707195824">
          <table:table-cell table:style-name="Table7.A5" office:value-type="string">
            <text:p text:style-name="P1">C3</text:p>
          </table:table-cell>
          <table:table-cell table:style-name="Table7.B5" office:value-type="string">
            <text:p text:style-name="P1">Address.W</text:p>
          </table:table-cell>
          <table:table-cell table:style-name="Table7.C5" office:value-type="string">
            <text:p text:style-name="Standard">Outputs 2 bytes</text:p>
          </table:table-cell>
        </table:table-row>
        <table:table-row table:style-name="TableLine94468707196720">
          <table:table-cell table:style-name="Table7.A6" office:value-type="string">
            <text:p text:style-name="P1">B3</text:p>
          </table:table-cell>
          <table:table-cell table:style-name="Table7.B6" office:value-type="string">
            <text:p text:style-name="P1">Address.W+1</text:p>
          </table:table-cell>
          <table:table-cell table:style-name="Table7.C6" office:value-type="string">
            <text:p text:style-name="Standard">Outputs 2 bytes</text:p>
          </table:table-cell>
        </table:table-row>
        <table:table-row table:style-name="TableLine94468707199488">
          <table:table-cell table:style-name="Table7.A7" office:value-type="string">
            <text:p text:style-name="P1">93</text:p>
          </table:table-cell>
          <table:table-cell table:style-name="Table7.B7" office:value-type="string">
            <text:p text:style-name="P1">Output Opcode ...</text:p>
          </table:table-cell>
          <table:table-cell table:style-name="Table7.C7" office:value-type="string">
            <text:p text:style-name="Standard">Outputs 1 byte, previously setup.</text:p>
          </table:table-cell>
        </table:table-row>
        <table:table-row table:style-name="TableLine94468707202144">
          <table:table-cell table:style-name="Table7.A8" office:value-type="string">
            <text:p text:style-name="P1">83</text:p>
          </table:table-cell>
          <table:table-cell table:style-name="Table7.B8" office:value-type="string">
            <text:p text:style-name="P1">Set Opcode to ...</text:p>
          </table:table-cell>
          <table:table-cell table:style-name="Table7.C8" office:value-type="string">
            <text:p text:style-name="Standard">Following byte sets the ‘working byte’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Bitstream Vera Sans1" svg:font-family="'Bitstream Vera Sans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Bitstream Vera Sans2" svg:font-family="'Bitstream Vera San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fo:padding="0.101cm" fo:border="none" style:vertical-align="baseline" style:writing-mode="lr-tb"/>
      <style:text-properties style:font-name="Bitstream Vera Sans" fo:font-family="'Bitstream Vera Sans'" style:font-style-name="Roman" style:font-family-generic="swiss" style:font-pitch="variable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Droid Sans Devanagari" style:font-family-complex="'Droid Sans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Bitstream Vera Sans" fo:font-family="'Bitstream Vera Sans'" style:font-style-name="Roman" style:font-family-generic="swiss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_20__28_user_29_" style:next-style-name="Standard_20__28_user_29_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Bitstream Vera Sans" fo:font-family="'Bitstream Vera Sans'" style:font-style-name="Roman" style:font-family-generic="swiss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Standard_20__28_user_29_" style:display-name="Standard (user)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fo:hyphenation-ladder-count="no-limit" style:vertical-align="baseline" style:writing-mode="lr-tb"/>
      <style:text-properties style:font-name="Bitstream Vera Sans1" fo:font-family="'Bitstream Vera Sans'" style:font-family-generic="roman" style:font-pitch="variable" style:font-name-asian="Bitstream Vera Sans2" style:font-family-asian="'Bitstream Vera Sans'" style:font-family-generic-asian="system" style:font-pitch-asian="variable" style:font-name-complex="Bitstream Vera Sans2" style:font-family-complex="'Bitstream Vera Sans'" style:font-family-generic-complex="system" style:font-pitch-complex="variable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style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Title" style:family="paragraph" style:parent-style-name="Standard_20__28_user_29_" style:next-style-name="Standard_20__28_user_29_" style:default-outline-level="" style:class="chapter">
      <style:paragraph-properties fo:margin-top="0cm" fo:margin-bottom="0cm" style:contextual-spacing="false" fo:line-height="100%"/>
      <style:text-properties style:font-name="Bitstream Vera Sans" fo:font-family="'Bitstream Vera Sans'" style:font-style-name="Roman" style:font-family-generic="swiss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_20__28_user_29_" style:next-style-name="Standard_20__28_user_29_" style:default-outline-level="" style:class="chapter">
      <style:text-properties fo:color="#5a5a5a" loext:opacity="100%" style:font-name="Bitstream Vera Sans" fo:font-family="'Bitstream Vera Sans'" style:font-style-name="Roman" style:font-family-generic="swiss" style:font-pitch="variable" fo:letter-spacing="0.026cm" style:font-name-asian="Calibri1" style:font-family-asian="Calibri" style:font-family-generic-asian="system" style:font-pitch-asian="variable"/>
    </style:style>
    <style:style style:name="Header_20_and_20_Footer" style:display-name="Header and Footer" style:family="paragraph" style:parent-style-name="Standard_20__28_user_29_" style:default-outline-level="" style:class="extra"/>
    <style:style style:name="Header" style:family="paragraph" style:parent-style-name="Standard_20__28_user_29_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_20__28_user_29_" style:default-outline-level="" style:class="extra">
      <style:paragraph-properties fo:margin-top="0.049cm" fo:margin-bottom="0.049cm" style:contextual-spacing="false"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color="#ffff00" loext:opacity="100%"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a5a5a" loext:opacity="100%" fo:letter-spacing="0.026cm" style:font-name-asian="Calibri1" style:font-family-asian="Calibri" style:font-family-generic-asian="system" style:font-pitch-asian="variabl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Page <text:page-number text:select-page="current">6</text:page-number><text:s/>of <text:page-count>6</text:page-count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 Robson</meta:initial-creator>
    <meta:editing-cycles>85</meta:editing-cycles>
    <meta:print-date>2020-12-07T06:30:00</meta:print-date>
    <meta:creation-date>2020-11-05T17:45:00</meta:creation-date>
    <dc:date>2020-12-12T18:48:39.958274235</dc:date>
    <meta:editing-duration>PT2H27M48S</meta:editing-duration>
    <meta:generator>LibreOffice/7.0.3.1$Linux_X86_64 LibreOffice_project/00$Build-1</meta:generator>
    <meta:document-statistic meta:table-count="10" meta:image-count="0" meta:object-count="0" meta:page-count="6" meta:paragraph-count="230" meta:word-count="1107" meta:character-count="5914" meta:non-whitespace-character-count="50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